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b9ab" officeooo:paragraph-rsid="0006b9ab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06b9ab" officeooo:paragraph-rsid="0006b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KYLIA</text:p>
      <text:p text:style-name="P1"/>
      <text:p text:style-name="P2">Jak zamierzacie mergować binarki LibreOffica?</text:p>
      <text:p text:style-name="P2"/>
      <text:p text:style-name="P2">Konsultacje z Joanną Panasiuk</text:p>
      <text:p text:style-name="P2">Poniedziałek 2 listopada. Godzina 14.00, pokój 56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8:44:34.333619615</meta:creation-date>
    <dc:date>2015-10-30T18:47:35.858659866</dc:date>
    <meta:editing-duration>PT3M6S</meta:editing-duration>
    <meta:editing-cycles>1</meta:editing-cycles>
    <meta:document-statistic meta:table-count="0" meta:image-count="0" meta:object-count="0" meta:page-count="1" meta:paragraph-count="4" meta:word-count="17" meta:character-count="133" meta:non-whitespace-character-count="120"/>
    <meta:generator>LibreOffice/5.0.2.2$Linux_X86_64 LibreOffice_project/00m0$Build-2</meta:generator>
  </office:meta>
</office:document-meta>
</file>